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pple Garamond" svg:font-family="'Apple Garamond'"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Apple Garamond"/>
    </style:style>
    <style:style style:name="P2" style:family="paragraph" style:parent-style-name="Standard">
      <style:text-properties style:font-name="Carlito"/>
    </style:style>
    <style:style style:name="P3" style:family="paragraph" style:parent-style-name="Standard">
      <style:text-properties style:font-name="Carlito" fo:font-style="italic" fo:font-weight="bold"/>
    </style:style>
    <style:style style:name="P4" style:family="paragraph" style:parent-style-name="Text_20_body">
      <style:paragraph-properties fo:text-align="justify" style:justify-single-word="false"/>
      <style:text-properties style:font-name="Carlito"/>
    </style:style>
    <style:style style:name="P5" style:family="paragraph" style:parent-style-name="Text_20_body" style:list-style-name="L1">
      <style:paragraph-properties fo:text-align="justify" style:justify-single-word="false"/>
      <style:text-properties style:font-name="Carlito"/>
    </style:style>
    <style:style style:name="P6" style:family="paragraph" style:parent-style-name="Text_20_body" style:list-style-name="L1">
      <style:paragraph-properties fo:margin-top="0cm" fo:margin-bottom="0cm" loext:contextual-spacing="false" fo:text-align="justify" style:justify-single-word="false"/>
      <style:text-properties style:font-name="Carlito"/>
    </style:style>
    <style:style style:name="T1" style:family="text">
      <style:text-properties fo:font-style="italic"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lgoritmo de Dekker (Versión 1 - Alternancia Estricta)</text:h>
      <text:p text:style-name="P2">La primer versión del algoritmo de Dekker es llamado <text:span text:style-name="T1">Alternancia Estricta, </text:span>es llamado de esta manera ya que obliga a que cada proceso tenga un turno, osea que hay un cambio de turno cada vez que un proceso sale de la sección critica, por lo tanto si un proceso es lento atrasara a otros procesos que son rápidos.</text:p>
      <text:p text:style-name="P2"/>
      <text:p text:style-name="P3">Características:</text:p>
      <text:list xml:id="list1732436250" text:style-name="L1">
        <text:list-item>
          <text:p text:style-name="P6">Garantiza la exclusión mutua </text:p>
        </text:list-item>
        <text:list-item>
          <text:p text:style-name="P6">Su sincronización es forzada </text:p>
        </text:list-item>
        <text:list-item>
          <text:p text:style-name="P6">Acopla fuertemente a los procesos (procesos lentos atrasan a procesos rápidos) </text:p>
        </text:list-item>
        <text:list-item>
          <text:p text:style-name="P5">No garantiza la progresión, ya que si un proceso por alguna razón es bloqueado dentro o fuera de la sección puede bloquear a los otros procesos. </text:p>
        </text:list-item>
      </text:list>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pple Garamond" svg:font-family="'Apple Garamond'"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Vargas Monroy</meta:initial-creator>
    <meta:creation-date>2018-08-30T09:35:59.180413491</meta:creation-date>
    <dc:date>2018-08-30T09:38:52.025336658</dc:date>
    <dc:creator>Gabriel Vargas Monroy</dc:creator>
    <meta:editing-duration>PT3M28S</meta:editing-duration>
    <meta:editing-cycles>1</meta:editing-cycles>
    <meta:document-statistic meta:table-count="0" meta:image-count="0" meta:object-count="0" meta:page-count="1" meta:paragraph-count="7" meta:word-count="116" meta:character-count="668" meta:non-whitespace-character-count="559"/>
    <meta:generator>LibreOffice/6.1.0.3$Linux_X86_64 LibreOffice_project/10$Build-3</meta:generator>
  </office:meta>
</office:document-meta>
</file>